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gnefjorden">
            <text:p>Sognefjorden</text:p>
          </table:table-cell>
          <table:table-cell office:value-type="string" office:value="radiocarbon">
            <text:p>radiocarbon</text:p>
          </table:table-cell>
          <table:table-cell office:value-type="string" office:value="T-302">
            <text:p>T-302</text:p>
          </table:table-cell>
          <table:table-cell office:value-type="float" office:value="61.11666666666667">
            <text:p>61.11666666666667</text:p>
          </table:table-cell>
          <table:table-cell office:value-type="float" office:value="6.0">
            <text:p>6.0</text:p>
          </table:table-cell>
          <table:table-cell office:value-type="float" office:value="10250.0">
            <text:p>10250.0</text:p>
          </table:table-cell>
          <table:table-cell office:value-type="float" office:value="440.0">
            <text:p>440.0</text:p>
          </table:table-cell>
          <table:table-cell office:value-type="string" office:value="mya  truncata saxicava arctica pectin islandicus">
            <text:p>mya  truncata saxicava arctica pectin islandicu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25">
            <text:p>1.25</text:p>
          </table:table-cell>
          <table:table-cell office:value-type="float" office:value="1.2486410914512203">
            <text:p>1.2486410914512203</text:p>
          </table:table-cell>
          <table:table-cell office:value-type="string" office:value="NydalEtal1964,CreelEtal2022">
            <text:p>NydalEtal1964,CreelEtal2022</text:p>
          </table:table-cell>
        </table:table-row>
        <table:table-row>
          <table:table-cell office:value-type="string" office:value="Sognefjorden">
            <text:p>Sognefjorden</text:p>
          </table:table-cell>
          <table:table-cell office:value-type="string" office:value="radiocarbon">
            <text:p>radiocarbon</text:p>
          </table:table-cell>
          <table:table-cell office:value-type="string" office:value="T-1107">
            <text:p>T-1107</text:p>
          </table:table-cell>
          <table:table-cell office:value-type="float" office:value="61.35">
            <text:p>61.35</text:p>
          </table:table-cell>
          <table:table-cell office:value-type="float" office:value="7.383333333333334">
            <text:p>7.383333333333334</text:p>
          </table:table-cell>
          <table:table-cell office:value-type="float" office:value="9100.0">
            <text:p>9100.0</text:p>
          </table:table-cell>
          <table:table-cell office:value-type="float" office:value="200.0">
            <text:p>200.0</text:p>
          </table:table-cell>
          <table:table-cell office:value-type="string" office:value="fine detritus">
            <text:p>fine detritu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24.51">
            <text:p>124.51</text:p>
          </table:table-cell>
          <table:table-cell office:value-type="float" office:value="1.53">
            <text:p>1.53</text:p>
          </table:table-cell>
          <table:table-cell office:value-type="float" office:value="1.5308278501322472">
            <text:p>1.5308278501322472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Sognefjorden">
            <text:p>Sognefjorden</text:p>
          </table:table-cell>
          <table:table-cell office:value-type="string" office:value="radiocarbon">
            <text:p>radiocarbon</text:p>
          </table:table-cell>
          <table:table-cell office:value-type="string" office:value="T-1050">
            <text:p>T-1050</text:p>
          </table:table-cell>
          <table:table-cell office:value-type="float" office:value="61.35">
            <text:p>61.35</text:p>
          </table:table-cell>
          <table:table-cell office:value-type="float" office:value="7.383333333333334">
            <text:p>7.383333333333334</text:p>
          </table:table-cell>
          <table:table-cell office:value-type="float" office:value="10520.0">
            <text:p>10520.0</text:p>
          </table:table-cell>
          <table:table-cell office:value-type="float" office:value="450.0">
            <text:p>450.0</text:p>
          </table:table-cell>
          <table:table-cell office:value-type="string" office:value="silt gyttja">
            <text:p>silt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24.51">
            <text:p>124.51</text:p>
          </table:table-cell>
          <table:table-cell office:value-type="float" office:value="1.53">
            <text:p>1.53</text:p>
          </table:table-cell>
          <table:table-cell office:value-type="float" office:value="1.5308278501322472">
            <text:p>1.5308278501322472</text:p>
          </table:table-cell>
          <table:table-cell office:value-type="string" office:value="GulliksenEtal1978,CreelEtal2022">
            <text:p>GulliksenEtal1978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